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3C03D66DCD8C4DBB6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9.083cm, 18.999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5cm, 17.93cm, 23.606cm, 1.31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38cm, 15.537cm, 21.6cm, 3.54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766cm, 4.812cm, 4.126cm, 14.52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26cm, 14.498cm, 17.44cm, 4.83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5cm" svg:height="25.94cm" svg:x="1cm" svg:y="1cm">
          <draw:image xlink:href="Pictures/10000000000002EE000003C03D66DCD8C4DBB600.png" xlink:type="simple" xlink:show="embed" xlink:actuate="onLoad" draw:mime-type="image/png">
            <text:p/>
          </draw:image>
        </draw:frame>
        <draw:frame draw:style-name="gr2" draw:text-style-name="P1" draw:layer="layout" svg:width="3cm" svg:height="25.94cm" svg:x="4.25cm" svg:y="1cm">
          <draw:image xlink:href="Pictures/10000000000002EE000003C03D66DCD8C4DBB600.png" xlink:type="simple" xlink:show="embed" xlink:actuate="onLoad" draw:mime-type="image/png">
            <text:p/>
          </draw:image>
        </draw:frame>
        <draw:frame draw:style-name="gr3" draw:text-style-name="P1" draw:layer="layout" svg:width="3cm" svg:height="25.94cm" svg:x="7.25cm" svg:y="1cm">
          <draw:image xlink:href="Pictures/10000000000002EE000003C03D66DCD8C4DBB600.png" xlink:type="simple" xlink:show="embed" xlink:actuate="onLoad" draw:mime-type="image/png">
            <text:p/>
          </draw:image>
        </draw:frame>
        <draw:frame draw:style-name="gr4" draw:text-style-name="P1" draw:layer="layout" svg:width="3cm" svg:height="25.94cm" svg:x="10.25cm" svg:y="1cm">
          <draw:image xlink:href="Pictures/10000000000002EE000003C03D66DCD8C4DBB600.png" xlink:type="simple" xlink:show="embed" xlink:actuate="onLoad" draw:mime-type="image/png">
            <text:p/>
          </draw:image>
        </draw:frame>
        <draw:frame draw:style-name="gr5" draw:text-style-name="P1" draw:layer="layout" svg:width="3.749cm" svg:height="25.94cm" svg:x="13.251cm" svg:y="1cm">
          <draw:image xlink:href="Pictures/10000000000002EE000003C03D66DCD8C4DBB60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2T20:45:11.555188131</dc:date>
    <meta:editing-duration>PT10M20S</meta:editing-duration>
    <meta:editing-cycles>1</meta:editing-cycles>
    <meta:document-statistic meta:object-count="5"/>
    <meta:generator>LibreOffice/7.3.6.2$Linux_X86_64 LibreOffice_project/30$Build-2</meta:generator>
  </office:meta>
</office:document-meta>
</file>